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 1 2 3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buntu_10.4_Its_ist400/600 </meta:initial-creator>
    <meta:creation-date>2011-11-30T13:11:03</meta:creation-date>
    <meta:document-statistic meta:table-count="0" meta:image-count="0" meta:object-count="0" meta:page-count="1" meta:paragraph-count="1" meta:word-count="4" meta:character-count="11"/>
    <dc:date>2011-11-30T13:11:36</dc:date>
    <dc:creator>Ubuntu_10.4_Its_ist400/600 </dc:creator>
    <meta:editing-duration>PT00H00M33S</meta:editing-duration>
    <meta:editing-cycles>1</meta:editing-cycles>
    <meta:generator>OpenOffice.org/3.2$Unix OpenOffice.org_project/320m12$Build-9483</meta:generator>
  </office:meta>
</office:document-meta>
</file>